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>
      <style:paragraph-properties fo:text-align="center" style:justify-single-word="false"/>
      <style:text-properties officeooo:paragraph-rsid="00136e00"/>
    </style:style>
    <style:style style:name="T1" style:family="text">
      <style:text-properties officeooo:rsid="00136e00"/>
    </style:style>
    <style:style style:name="T2" style:family="text">
      <style:text-properties style:text-underline-style="solid" style:text-underline-width="auto" style:text-underline-color="font-color" officeooo:rsid="00136e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2">Pygame Quick Reference</text:span></text:span></text:p>
      <text:p text:style-name="Text_20_body"><text:span text:style-name="Strong_20_Emphasis"/></text:p>
      <text:p text:style-name="Text_20_body"><text:span text:style-name="Strong_20_Emphasis">Pygame:</text:span></text:p>
      <text:list text:style-name="L1">
        <text:list-item>
          <text:p text:style-name="P2">Python library for building 2D games and multimedia applications.</text:p>
        </text:list-item>
        <text:list-item>
          <text:p text:style-name="P2">Provides functionality for handling graphics, sound, input devices, and more.</text:p>
        </text:list-item>
        <text:list-item>
          <text:p text:style-name="P1">Built on top of the Simple DirectMedia Layer (SDL), making it cross-platform.</text:p>
        </text:list-item>
      </text:list>
      <text:p text:style-name="Text_20_body"><text:span text:style-name="Strong_20_Emphasis">Initialization:</text:span></text:p>
      <text:list text:style-name="L2">
        <text:list-item>
          <text:p text:style-name="P4">Initialize Pygame with <text:span text:style-name="Source_20_Text">pygame.init()</text:span> function.</text:p>
        </text:list-item>
        <text:list-item>
          <text:p text:style-name="P4">Initialize display window with <text:span text:style-name="Source_20_Text">pygame.display.set_mode()</text:span> function.</text:p>
        </text:list-item>
        <text:list-item>
          <text:p text:style-name="P3">Set window title with <text:span text:style-name="Source_20_Text">pygame.display.set_caption()</text:span> function.</text:p>
        </text:list-item>
      </text:list>
      <text:p text:style-name="Text_20_body"><text:span text:style-name="Strong_20_Emphasis">Display:</text:span></text:p>
      <text:list text:style-name="L3">
        <text:list-item>
          <text:p text:style-name="P6">Draw shapes, images, and text on the display surface.</text:p>
        </text:list-item>
        <text:list-item>
          <text:p text:style-name="P6">Use functions like <text:span text:style-name="Source_20_Text">pygame.draw.rect()</text:span>, <text:span text:style-name="Source_20_Text">pygame.draw.circle()</text:span>, <text:span text:style-name="Source_20_Text">pygame.draw.line()</text:span> to draw shapes.</text:p>
        </text:list-item>
        <text:list-item>
          <text:p text:style-name="P5">Load images with <text:span text:style-name="Source_20_Text">pygame.image.load()</text:span> function and blit them onto the display surface.</text:p>
        </text:list-item>
      </text:list>
      <text:p text:style-name="Text_20_body"><text:span text:style-name="Strong_20_Emphasis">Event Handling:</text:span></text:p>
      <text:list text:style-name="L4">
        <text:list-item>
          <text:p text:style-name="P8">Handle user input and system events.</text:p>
        </text:list-item>
        <text:list-item>
          <text:p text:style-name="P8">Use a loop to continuously poll for events with <text:span text:style-name="Source_20_Text">pygame.event.get()</text:span> function.</text:p>
        </text:list-item>
        <text:list-item>
          <text:p text:style-name="P7">Check for specific event types like key presses, mouse clicks, window close events, etc.</text:p>
        </text:list-item>
      </text:list>
      <text:p text:style-name="Text_20_body"><text:span text:style-name="Strong_20_Emphasis">Sprites and Sprite Groups:</text:span></text:p>
      <text:list text:style-name="L5">
        <text:list-item>
          <text:p text:style-name="P10">Organize game objects using sprites and sprite groups.</text:p>
        </text:list-item>
        <text:list-item>
          <text:p text:style-name="P10">Create sprites by subclassing <text:span text:style-name="Source_20_Text">pygame.sprite.Sprite</text:span> class.</text:p>
        </text:list-item>
        <text:list-item>
          <text:p text:style-name="P9">Add sprites to sprite groups for efficient rendering and collision detection.</text:p>
        </text:list-item>
      </text:list>
      <text:p text:style-name="Text_20_body"><text:span text:style-name="Strong_20_Emphasis">Animation:</text:span></text:p>
      <text:list text:style-name="L6">
        <text:list-item>
          <text:p text:style-name="P12">Create animations by updating sprite images over time.</text:p>
        </text:list-item>
        <text:list-item>
          <text:p text:style-name="P12">Use timers or clock objects to control animation frame rate.</text:p>
        </text:list-item>
        <text:list-item>
          <text:p text:style-name="P11">Change sprite images with <text:span text:style-name="Source_20_Text">pygame.sprite.Sprite.image</text:span> attribute.</text:p>
        </text:list-item>
      </text:list>
      <text:p text:style-name="Text_20_body"><text:span text:style-name="Strong_20_Emphasis">Collision Detection:</text:span></text:p>
      <text:list text:style-name="L7">
        <text:list-item>
          <text:p text:style-name="P14">Detect collisions between game objects.</text:p>
        </text:list-item>
        <text:list-item>
          <text:p text:style-name="P14">Use <text:span text:style-name="Source_20_Text">pygame.sprite.spritecollide()</text:span> function to check for collisions between sprites.</text:p>
        </text:list-item>
        <text:list-item>
          <text:p text:style-name="P13">Implement custom collision detection algorithms for more complex scenarios.</text:p>
        </text:list-item>
      </text:list>
      <text:p text:style-name="Text_20_body"><text:span text:style-name="Strong_20_Emphasis">Sound and Music:</text:span></text:p>
      <text:list text:style-name="L8">
        <text:list-item>
          <text:p text:style-name="P16">Load and play sound effects and music.</text:p>
        </text:list-item>
        <text:list-item>
          <text:p text:style-name="P16">Load sound files with <text:span text:style-name="Source_20_Text">pygame.mixer.Sound()</text:span> function.</text:p>
        </text:list-item>
        <text:list-item>
          <text:p text:style-name="P15"><text:soft-page-break/>Play sounds with <text:span text:style-name="Source_20_Text">Sound.play()</text:span> method and music with <text:span text:style-name="Source_20_Text">pygame.mixer.music.play()</text:span> function.</text:p>
        </text:list-item>
      </text:list>
      <text:p text:style-name="Text_20_body"><text:span text:style-name="Strong_20_Emphasis">Text Rendering:</text:span></text:p>
      <text:list text:style-name="L9">
        <text:list-item>
          <text:p text:style-name="P18">Display text on the screen using fonts.</text:p>
        </text:list-item>
        <text:list-item>
          <text:p text:style-name="P18">Load fonts with <text:span text:style-name="Source_20_Text">pygame.font.Font()</text:span> function.</text:p>
        </text:list-item>
        <text:list-item>
          <text:p text:style-name="P17">Render text onto a surface with <text:span text:style-name="Source_20_Text">Font.render()</text:span> method.</text:p>
        </text:list-item>
      </text:list>
      <text:p text:style-name="Text_20_body"><text:span text:style-name="Strong_20_Emphasis">Input Handling:</text:span></text:p>
      <text:list text:style-name="L10">
        <text:list-item>
          <text:p text:style-name="P20">Capture keyboard, mouse, and joystick input.</text:p>
        </text:list-item>
        <text:list-item>
          <text:p text:style-name="P20">Use <text:span text:style-name="Source_20_Text">pygame.key.get_pressed()</text:span> function to check for key presses.</text:p>
        </text:list-item>
        <text:list-item>
          <text:p text:style-name="P19">Track mouse position and button clicks with <text:span text:style-name="Source_20_Text">pygame.mouse.get_pos()</text:span> and <text:span text:style-name="Source_20_Text">pygame.mouse.get_pressed()</text:span> functions.</text:p>
        </text:list-item>
      </text:list>
      <text:p text:style-name="Text_20_body"><text:span text:style-name="Strong_20_Emphasis">Time and Clock:</text:span></text:p>
      <text:list text:style-name="L11">
        <text:list-item>
          <text:p text:style-name="P22">Control game timing and frame rate.</text:p>
        </text:list-item>
        <text:list-item>
          <text:p text:style-name="P22">Use <text:span text:style-name="Source_20_Text">pygame.time.Clock()</text:span> object to regulate frame rate.</text:p>
        </text:list-item>
        <text:list-item>
          <text:p text:style-name="P21">Get time in milliseconds with <text:span text:style-name="Source_20_Text">pygame.time.get_ticks()</text:span> function.</text:p>
        </text:list-item>
      </text:list>
      <text:p text:style-name="Text_20_body"><text:span text:style-name="Strong_20_Emphasis">Joystick Support:</text:span></text:p>
      <text:list text:style-name="L12">
        <text:list-item>
          <text:p text:style-name="P24">Interface with joysticks and game controllers.</text:p>
        </text:list-item>
        <text:list-item>
          <text:p text:style-name="P24">Initialize joysticks with <text:span text:style-name="Source_20_Text">pygame.joystick.init()</text:span> function.</text:p>
        </text:list-item>
        <text:list-item>
          <text:p text:style-name="P23">Poll joystick events and axis/button states with <text:span text:style-name="Source_20_Text">pygame.joystick.get_event()</text:span> and <text:span text:style-name="Source_20_Text">pygame.joystick.get_button()</text:span> functions.</text:p>
        </text:list-item>
      </text:list>
      <text:p text:style-name="Text_20_body"><text:span text:style-name="Strong_20_Emphasis">Window Management:</text:span></text:p>
      <text:list text:style-name="L13">
        <text:list-item>
          <text:p text:style-name="P26">Control window properties and behavior.</text:p>
        </text:list-item>
        <text:list-item>
          <text:p text:style-name="P26">Resize windows with <text:span text:style-name="Source_20_Text">pygame.display.set_mode()</text:span> function.</text:p>
        </text:list-item>
        <text:list-item>
          <text:p text:style-name="P25">Toggle fullscreen mode with <text:span text:style-name="Source_20_Text">pygame.display.toggle_fullscreen()</text:span> function.</text:p>
        </text:list-item>
      </text:list>
      <text:p text:style-name="Text_20_body"><text:span text:style-name="Strong_20_Emphasis">Networking (Optional):</text:span></text:p>
      <text:list text:style-name="L14">
        <text:list-item>
          <text:p text:style-name="P28">Implement networked multiplayer games using Pygame and socket programming.</text:p>
        </text:list-item>
        <text:list-item>
          <text:p text:style-name="P27">Exchange data between clients and servers using TCP or UDP sockets.</text:p>
        </text:list-item>
      </text:list>
      <text:p text:style-name="Text_20_body"><text:span text:style-name="Strong_20_Emphasis">Optimization:</text:span></text:p>
      <text:list text:style-name="L15">
        <text:list-item>
          <text:p text:style-name="P30">Optimize game performance for smoother gameplay.</text:p>
        </text:list-item>
        <text:list-item>
          <text:p text:style-name="P30">Use hardware acceleration, sprite batching, and other techniques to improve rendering speed.</text:p>
        </text:list-item>
        <text:list-item>
          <text:p text:style-name="P29">Profile code and identify performance bottlenecks for optimization.</text:p>
        </text:list-item>
      </text:list>
      <text:p text:style-name="Text_20_body"><text:span text:style-name="Strong_20_Emphasis">Debugging and Testing:</text:span></text:p>
      <text:list text:style-name="L16">
        <text:list-item>
          <text:p text:style-name="P32">Debug games using logging, assertions, and error handling.</text:p>
        </text:list-item>
        <text:list-item>
          <text:p text:style-name="P31">Test game functionality and user experience across different platforms and devices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9:17.486609402</meta:creation-date>
    <dc:date>2024-04-07T12:20:11.555990455</dc:date>
    <meta:editing-duration>PT54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63" meta:word-count="453" meta:character-count="3267" meta:non-whitespace-character-count="2923"/>
  </office:meta>
</office:document-meta>
</file>